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3.8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3">
          <table:table-cell office:value-type="string">
            <text:p>Plantilla para importar FAMILIAS al módulo de facturación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Columnas/campos de la tabla de familias:</text:p>
          </table:table-cell>
          <table:table-cell table:number-columns-repeated="3"/>
        </table:table-row>
        <table:table-row table:style-name="ro3">
          <table:table-cell office:value-type="string">
            <text:p>CODIGO</text:p>
          </table:table-cell>
          <table:table-cell office:value-type="string">
            <text:p>No puede haber códigos repetidos</text:p>
          </table:table-cell>
          <table:table-cell table:number-columns-repeated="2"/>
        </table:table-row>
        <table:table-row table:style-name="ro3">
          <table:table-cell office:value-type="string">
            <text:p>NOMBRE</text:p>
          </table:table-cell>
          <table:table-cell office:value-type="string">
            <text:p>No puede haber nombres repetidos</text:p>
          </table:table-cell>
          <table:table-cell table:number-columns-repeated="2"/>
        </table:table-row>
        <table:table-row table:style-name="ro3">
          <table:table-cell office:value-type="string">
            <text:p>TPV</text:p>
          </table:table-cell>
          <table:table-cell office:value-type="string">
            <text:p>Si aparece o no en el TPV</text:p>
          </table:table-cell>
          <table:table-cell table:number-columns-repeated="2"/>
        </table:table-row>
        <table:table-row table:style-name="ro3">
          <table:table-cell office:value-type="string">
            <text:p>TIPOIVA_ID</text:p>
          </table:table-cell>
          <table:table-cell office:value-type="string">
            <text:p>El código o nombre del tipo de IVA.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Para una descripción más detallada y actualizada de cada columna, ver el diccionario de datos de la aplicación.</text:p>
          </table:table-cell>
          <table:table-cell table:number-columns-repeated="3"/>
        </table:table-row>
        <table:table-row table:style-name="ro3">
          <table:table-cell office:value-type="string">
            <text:p>Si una columna está en blanco, no se utilizará el valor.</text:p>
          </table:table-cell>
          <table:table-cell table:number-columns-repeated="3"/>
        </table:table-row>
        <table:table-row table:style-name="ro3">
          <table:table-cell office:value-type="string">
            <text:p>Si se desea que al importar un valor de una columna se borre el que había previamente, poner en la columna el símbolo ~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Una vez rellenos todos los datos, eliminar todas las filas hasta aquí, incluyendo esta y guardar el archivo como Texto CSV</text:p>
          </table:table-cell>
          <table:table-cell table:number-columns-repeated="3"/>
        </table:table-row>
        <table:table-row table:style-name="ro3">
          <table:table-cell office:value-type="string">
            <text:p>FAMILIA.CODIGO</text:p>
          </table:table-cell>
          <table:table-cell office:value-type="string">
            <text:p>NOMBRE</text:p>
          </table:table-cell>
          <table:table-cell office:value-type="string">
            <text:p>TIPO DE IVA</text:p>
          </table:table-cell>
          <table:table-cell office:value-type="string">
            <text:p>TPV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amilia de ejempl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3-08-14T12:55:12</dc:date>
    <meta:editing-duration>PT14M16S</meta:editing-duration>
    <meta:editing-cycles>9</meta:editing-cycles>
    <meta:generator>LibreOffice/3.5$Linux_x86 LibreOffice_project/350m1$Build-2</meta:generator>
    <meta:document-statistic meta:table-count="3" meta:cell-count="22" meta:object-count="0"/>
    <meta:user-defined meta:name="qrichtext">1</meta:user-defined>
  </office:meta>
</office:document-meta>
</file>